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weight="bold" officeooo:rsid="001e8b17" officeooo:paragraph-rsid="001e8b17" style:font-weight-asian="bold" style:font-weight-complex="bold"/>
    </style:style>
    <style:style style:name="P2" style:family="paragraph" style:parent-style-name="Standard">
      <style:text-properties style:font-name="Courier New" fo:font-weight="normal" officeooo:rsid="001e8b17" officeooo:paragraph-rsid="001e8b17" style:font-weight-asian="normal" style:font-weight-complex="normal"/>
    </style:style>
    <style:style style:name="P3" style:family="paragraph" style:parent-style-name="Standard">
      <style:text-properties style:font-name="Courier New" fo:font-weight="bold" officeooo:rsid="001ff811" officeooo:paragraph-rsid="001ff811" style:font-weight-asian="bold" style:font-weight-complex="bold"/>
    </style:style>
    <style:style style:name="P4" style:family="paragraph" style:parent-style-name="Standard">
      <style:text-properties style:font-name="Courier New" fo:font-weight="normal" officeooo:rsid="001e8b17" officeooo:paragraph-rsid="001ff811" style:font-weight-asian="normal" style:font-weight-complex="normal"/>
    </style:style>
    <style:style style:name="P5" style:family="paragraph" style:parent-style-name="Standard">
      <style:text-properties style:font-name="Courier New" fo:font-weight="normal" officeooo:rsid="0021a0f1" officeooo:paragraph-rsid="0021a0f1" style:font-weight-asian="normal" style:font-weight-complex="normal"/>
    </style:style>
    <style:style style:name="P6" style:family="paragraph" style:parent-style-name="Standard">
      <style:text-properties style:font-name="Courier New" fo:font-weight="bold" officeooo:rsid="0021a0f1" officeooo:paragraph-rsid="0021a0f1" style:font-weight-asian="bold" style:font-weight-complex="bold"/>
    </style:style>
    <style:style style:name="P7" style:family="paragraph" style:parent-style-name="Standard">
      <style:text-properties style:font-name="Courier New" fo:font-weight="normal" officeooo:rsid="001e8b17" officeooo:paragraph-rsid="0021a0f1" style:font-weight-asian="normal" style:font-weight-complex="normal"/>
    </style:style>
    <style:style style:name="P8" style:family="paragraph" style:parent-style-name="Standard">
      <style:text-properties style:font-name="Courier New" fo:font-weight="normal" officeooo:rsid="00238a76" officeooo:paragraph-rsid="00238a76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officeooo:rsid="0021a0f1"/>
    </style:style>
    <style:style style:name="T6" style:family="text">
      <style:text-properties style:text-underline-style="solid" style:text-underline-width="bold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13 TEMA 4 TRANSFORMACIÓN MODELO RELACIONAL</text:p>
      <text:p text:style-name="P1">ÓSCAR AMAYA CORTÉS CURSO 25/26</text:p>
      <text:p text:style-name="P1"/>
      <text:p text:style-name="P1">1 REGLA DE TRANSFORMACIÓN DE ENTIDADES Y ATRIBUTOS</text:p>
      <text:p text:style-name="P1"/>
      <text:p text:style-name="P2">Especie(<text:span text:style-name="T1">#id,</text:span><text:span text:style-name="T2"> nombre_español, descripción, población, numero_machos, numero_hembras, nombre_científico</text:span>)</text:p>
      <text:p text:style-name="P2">Habitat(<text:span text:style-name="T1">#id,</text:span><text:span text:style-name="T2"> clima, nombre, continente, tipo_vegetación, extensión</text:span>)</text:p>
      <text:p text:style-name="P2">Itinerario(<text:span text:style-name="T1">#id,</text:span><text:span text:style-name="T2"> numero_especies, visitantes_max, longitud, </text:span><text:span text:style-name="T3">codigo</text:span><text:span text:style-name="T2">, duracion_total</text:span>)</text:p>
      <text:p text:style-name="P2">Empleado(<text:span text:style-name="T1">#id,</text:span><text:span text:style-name="T4"> </text:span><text:span text:style-name="T2">nombre, </text:span><text:span text:style-name="T3">dni</text:span><text:span text:style-name="T2">, </text:span><text:span text:style-name="T3">email,</text:span><text:span text:style-name="T2"> fecha_nac, edad-d</text:span>)</text:p>
      <text:p text:style-name="P2">Cuidador(#<text:span text:style-name="T1">empleado_id,</text:span><text:span text:style-name="T2"> fecha_contrato, fecha_fin_contrato, tipo_contrato)</text:span></text:p>
      <text:p text:style-name="P2">Guia(#<text:span text:style-name="T1">empleado_id,</text:span><text:span text:style-name="T2"> titulo, especialidad, años_experiencia</text:span>)</text:p>
      <text:p text:style-name="P2"/>
      <text:p text:style-name="P3">2 REGLA TRANSFORMACIÓN RELACIONES <text:span text:style-name="T5">M</text:span>:N</text:p>
      <text:p text:style-name="P3"/>
      <text:p text:style-name="P4">Especie(<text:span text:style-name="T1">#id,</text:span><text:span text:style-name="T2"> nombre_español, descripción, población, numero_machos, numero_hembras, nombre_científico</text:span>)</text:p>
      <text:p text:style-name="P4">Habitat(<text:span text:style-name="T1">#id,</text:span><text:span text:style-name="T2"> clima, nombre, continente, tipo_vegetación, extensión</text:span>)</text:p>
      <text:p text:style-name="P4">Itinerario(<text:span text:style-name="T1">#id,</text:span><text:span text:style-name="T2"> numero_especies, visitantes_max, longitud, </text:span><text:span text:style-name="T3">codigo</text:span><text:span text:style-name="T2">, duracion_total</text:span>)</text:p>
      <text:p text:style-name="P4">Empleado(<text:span text:style-name="T1">#id,</text:span><text:span text:style-name="T4"> </text:span><text:span text:style-name="T2">nombre, </text:span><text:span text:style-name="T3">dni</text:span><text:span text:style-name="T2">, </text:span><text:span text:style-name="T3">email,</text:span><text:span text:style-name="T2"> fecha_nac, edad-d</text:span>)</text:p>
      <text:p text:style-name="P4">Cuidador(#<text:span text:style-name="T1">empleado_id,</text:span><text:span text:style-name="T2"> fecha_contrato, fecha_fin_contrato, tipo_contrato)</text:span></text:p>
      <text:p text:style-name="P4">Guia(#<text:span text:style-name="T1">empleado_id,</text:span><text:span text:style-name="T2"> titulo, especialidad, años_experiencia</text:span>)</text:p>
      <text:p text:style-name="P4"/>
      <text:p text:style-name="P5">habitat_discurre_itinerario(<text:span text:style-name="T1">#habitat_id, #itinerario_id</text:span>)</text:p>
      <text:p text:style-name="P5"><text:tab/>habitat_id → habitat(NOT NULL, BR,MR)</text:p>
      <text:p text:style-name="P5"><text:tab/>itinerario_id → itinerario(NOT NULL BR,MR)</text:p>
      <text:p text:style-name="P5"/>
      <text:p text:style-name="P6">3 REGLA TRANSFORMACIÓN RELACIONES 1:N</text:p>
      <text:p text:style-name="P6"/>
      <text:p text:style-name="P7">Especie(<text:span text:style-name="T1">#id,</text:span><text:span text:style-name="T2"> nombre_español, descripción, población, numero_machos, numero_hembras, nombre_científico</text:span>)</text:p>
      <text:p text:style-name="P7">Habitat(<text:span text:style-name="T1">#id,</text:span><text:span text:style-name="T2"> clima, nombre, continente, tipo_vegetación, extensión</text:span>)</text:p>
      <text:p text:style-name="P7">Itinerario(<text:span text:style-name="T1">#id,</text:span><text:span text:style-name="T2"> numero_especies, visitantes_max, longitud, </text:span><text:span text:style-name="T3">codigo</text:span><text:span text:style-name="T2">, duracion_total</text:span>)</text:p>
      <text:p text:style-name="P7">Empleado(<text:span text:style-name="T1">#id,</text:span><text:span text:style-name="T4"> </text:span><text:span text:style-name="T2">nombre, </text:span><text:span text:style-name="T3">dni</text:span><text:span text:style-name="T2">, </text:span><text:span text:style-name="T3">email,</text:span><text:span text:style-name="T2"> fecha_nac, edad-d</text:span>)</text:p>
      <text:p text:style-name="P7">Cuidador(#<text:span text:style-name="T1">empleado_id,</text:span><text:span text:style-name="T2"> fecha_contrato, fecha_fin_contrato, tipo_contrato)</text:span></text:p>
      <text:p text:style-name="P7">Guia(#<text:span text:style-name="T1">empleado_id,</text:span><text:span text:style-name="T2"> titulo, especialidad, años_experiencia</text:span>)</text:p>
      <text:p text:style-name="P7"/>
      <text:p text:style-name="P5">habitat_discurre_itinerario(<text:span text:style-name="T1">#habitat_id, #itinerario_id</text:span>)</text:p>
      <text:p text:style-name="P5"><text:tab/>habitat_id → habitat(NOT NULL, BR,MR)</text:p>
      <text:p text:style-name="P5"><text:tab/>itinerario_id → itinerario(NOT NULL BR,MR)</text:p>
      <text:p text:style-name="P5"/>
      <text:p text:style-name="P8">Itinerario(<text:span text:style-name="T1">#id</text:span>, n_especies, visit_max, longitud, <text:span text:style-name="T6">codigo</text:span>, durac_total, empleado_id)</text:p>
      <text:p text:style-name="P8">empleado_id → Guia(not null, B:R, M:R)</text:p>
      <text:p text:style-name="P8"><text:soft-page-break/>Cuidador(#empleado_id, tipo_contrato, fecha_fin_contrato, fecha_contrato, habitat_id)</text:p>
      <text:p text:style-name="P8">empleado_id → Empleado(not null, B:C, M:C)</text:p>
      <text:p text:style-name="P8">habitat_id → Habitat(not null, B:R, M:R)</text:p>
      <text:p text:style-name="P8">Especie(#id, descripcion, poblacion, n_machos, n_hembras, nom_cient, nom_español,</text:p>
      <text:p text:style-name="P8">habitat_id)</text:p>
      <text:p text:style-name="P8">habitat_id → Habitat(not null, B:R, M:R)</text:p>
      <text:p text:style-name="P8">4. Regla de transformación de relaciones 1:1</text:p>
      <text:p text:style-name="P8">Empleado(#id, nombre, dni, email, f_nac, edad-d)</text:p>
      <text:p text:style-name="P8">Guia(#empleado_id, titulo, especialidad, años_exp)</text:p>
      <text:p text:style-name="P8">empleado_id → Empleado(not null, B:C, M:C)</text:p>
      <text:p text:style-name="P8">habitat_discurre_itinerario(#habitat_id, #itinerario_id, tiempo)</text:p>
      <text:p text:style-name="P8">habitat_id → Habitat(not null, B:R, M:R)</text:p>
      <text:p text:style-name="P8">itinerario_id → Itinerario(not null, B:R, M:R)</text:p>
      <text:p text:style-name="P8">Itinerario(#id, n_especies, visit_max, longitud, codigo, durac_total, empleado_id)</text:p>
      <text:p text:style-name="P8">empleado_id → Guia(not null, B:R, M:R)</text:p>
      <text:p text:style-name="P8"/>
      <text:p text:style-name="P8">Cuidador(#empleado_id, tipo_contrato, fecha_fin_contrato, fecha_contrato, habitat_id)</text:p>
      <text:p text:style-name="P8">empleado_id → Empleado(not null, B:C, M:C)</text:p>
      <text:p text:style-name="P8">habitat_id → Habitat(not null, B:R, M:R)</text:p>
      <text:p text:style-name="P8">Especie(#id, descripcion, poblacion, n_machos, n_hembras, nom_cient, nom_español,</text:p>
      <text:p text:style-name="P8">habitat_id)</text:p>
      <text:p text:style-name="P8">habitat_id → Habitat(not null, B:R, M:R)</text:p>
      <text:p text:style-name="P8">Habitat(#id, continente, nombre, clima, tipo_veget, extension, empleado_id)</text:p>
      <text:p text:style-name="P8">empleado_id → Cuidador(not null, B:R, M:R)</text:p>
      <text:p text:style-name="P8">5. Modelo Relacional definitivo</text:p>
      <text:p text:style-name="P8">Empleado(#id, nombre, dni, email, f_nac, edad-d)</text:p>
      <text:p text:style-name="P8">Guia(#empleado_id, titulo, especialidad, años_exp)</text:p>
      <text:p text:style-name="P8">empleado_id → Empleado(not null, B:C, M:C)</text:p>
      <text:p text:style-name="P8">habitat_discurre_itinerario(#habitat_id, #itinerario_id, tiempo)</text:p>
      <text:p text:style-name="P8">habitat_id → Habitat(not null, B:R, M:R)</text:p>
      <text:p text:style-name="P8">itinerario_id → Itinerario(not null, B:R, M:R)</text:p>
      <text:p text:style-name="P8">Itinerario(#id, n_especies, visit_max, longitud, codigo, durac_total, empleado_id)</text:p>
      <text:p text:style-name="P8">empleado_id → Guia(not null, B:R, M:R)</text:p>
      <text:p text:style-name="P8">Cuidador(#empleado_id, tipo_contrato, fecha_fin_contrato, fecha_contrato, habitat_id)</text:p>
      <text:p text:style-name="P8">empleado_id → Empleado(not null, B:C, M:C)</text:p>
      <text:p text:style-name="P8">habitat_id → Habitat(not null, B:R, M:R)</text:p>
      <text:p text:style-name="P8">Especie(#id, descripcion, poblacion, n_machos, n_hembras, nom_cient, nom_español,</text:p>
      <text:p text:style-name="P8">habitat_id)</text:p>
      <text:p text:style-name="P8">habitat_id → Habitat(not null, B:R, M:R)</text:p>
      <text:p text:style-name="P8">Habitat(#id, continente, nombre, clima, tipo_veget, extension, empleado_id)</text:p>
      <text:p text:style-name="P8">empleado_id → Cuidador(not null, B:R, M:R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09:15:24.202072900</meta:creation-date>
    <dc:date>2025-11-26T10:28:17.291680000</dc:date>
    <meta:editing-duration>PT4M23S</meta:editing-duration>
    <meta:editing-cycles>1</meta:editing-cycles>
    <meta:document-statistic meta:table-count="0" meta:image-count="0" meta:object-count="0" meta:page-count="2" meta:paragraph-count="71" meta:word-count="384" meta:character-count="3930" meta:non-whitespace-character-count="3613"/>
    <meta:generator>LibreOffice/25.2.6.2$Windows_X86_64 LibreOffice_project/729c5bfe710f5eb71ed3bbde9e06a6065e9c6c5d</meta:generator>
  </office:meta>
</office:document-meta>
</file>